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Secret War</text:p>
      <text:p text:style-name="P1"/>
      <text:p text:style-name="P1">__________1__________</text:p>
      <text:p text:style-name="P1"/>
      <text:p text:style-name="P2"><text:tab/>Dust and snow blew around Georg as he and the others materialized in the town square. The brown dust of the Erresean wasteland covered the party's scarred armor, mixed slightly with dried blood seeping from the wounds of battle. Fresh blood still dripped from the thin sack held by Ciel. The bag, weighed down by the head of the once-powerful Lelisef Il-Nealysuriel, swayed lightly in the swirling snow.</text:p>
      <text:p text:style-name="P2"/>
      <text:p text:style-name="P2"><text:tab/>“I see you were successful,” a voice said in front of Georg. The snow cleared and revealed Cassious, the Duke of Wessex. “You've done it. You, by the gods above, have saved Tirion. Come, tell me the details.”</text:p>
      <text:p text:style-name="P1">*****</text:p>
      <text:p text:style-name="P2"><text:tab/>The information was treated with care, passing only into the most necessary of hands. The mention of Ravenloft was especially sensitive: Ravenloft—the mythical otherworldly prison of the mortal-born deity Vecna. Cassious' brother Resen—the head of the Duke's huge information web—began at once to search for connections between Vecna and Lelisef. Cassious, after the party returned, payed each of the members their due of 50,000 gold pieces. He asked that the group stay together in the coming times, as they may be needed once again. Each of the adventurers accepted this proposal, deciding to stay in the renovated tavern that they had purchased in the city.</text:p>
      <text:p text:style-name="P1">*****</text:p>
      <text:p text:style-name="P2"><text:tab/>Amadeo was noticeably troubled by the mention of Vecna and the truth of Lelisef's Gate.</text:p>
      <text:p text:style-name="P2"/>
      <text:p text:style-name="P2"><text:tab/>“Vecna is disturbing, however I don't see how the evil god could be connected to our problems with Silmar. The fact that he appears now, of all times, however... This shall be looked in to. As vanguards, I am putting you, Ciel, and your group at the head of whatever investigations we may pursue.”</text:p>
      <text:p text:style-name="P1">*****</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olan Roth</meta:initial-creator>
    <meta:creation-date>2016-03-08T21:05:48.01</meta:creation-date>
    <dc:date>2016-03-09T22:00:56.88</dc:date>
    <dc:creator>Nolan Roth</dc:creator>
    <meta:editing-duration>PT3H32M3S</meta:editing-duration>
    <meta:editing-cycles>4</meta:editing-cycles>
    <meta:generator>OpenOffice/4.1.1$Win32 OpenOffice.org_project/411m6$Build-9775</meta:generator>
    <meta:document-statistic meta:table-count="0" meta:image-count="0" meta:object-count="0" meta:page-count="1" meta:paragraph-count="10" meta:word-count="287" meta:character-count="1710"/>
  </office:meta>
</office:document-meta>
</file>